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.039cm" fo:min-width="0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03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4" style:family="graphic" style:parent-style-name="objectwithoutfill">
      <style:graphic-properties draw:marker-end="Arrowheads_20_6" draw:fill="none" draw:textarea-vertical-align="middle"/>
    </style:style>
    <style:style style:name="gr5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3465a4" draw:marker-start="" draw:marker-start-width="0.278cm" draw:marker-start-center="false" draw:marker-end="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.053cm" svg:stroke-color="#3465a4" draw:marker-start="" draw:marker-start-width="0.278cm" draw:marker-start-center="false" draw:marker-end="Arrowheads_20_7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07cm" svg:height="0.407cm" svg:x="8.719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07cm" svg:height="0.407cm" svg:x="9.119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07cm" svg:height="0.407cm" svg:x="8.919cm" svg:y="8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07cm" svg:height="0.407cm" svg:x="9.319cm" svg:y="8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6.659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7cm" svg:height="0.407cm" svg:x="8.124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245cm" svg:y1="8.604cm" svg:x2="7.734cm" svg:y2="8.604cm">
          <text:p/>
        </draw:line>
        <draw:line draw:style-name="gr4" draw:text-style-name="P4" draw:layer="layout" svg:x1="8.061cm" svg:y1="7.177cm" svg:x2="7.715cm" svg:y2="6.831cm">
          <text:p/>
        </draw:line>
        <draw:circle draw:style-name="gr5" draw:text-style-name="P3" draw:layer="layout" svg:width="7.649cm" svg:height="7.649cm" svg:x="5.461cm" svg:y="4.738cm" draw:kind="arc" draw:start-angle="189.65" draw:end-angle="168.77">
          <text:p/>
        </draw:circle>
        <draw:g>
          <draw:line draw:style-name="gr6" draw:text-style-name="P5" draw:layer="layout" svg:x1="9.719cm" svg:y1="9.253cm" svg:x2="9.832cm" svg:y2="9.378cm">
            <text:p/>
          </draw:line>
          <draw:line draw:style-name="gr6" draw:text-style-name="P5" draw:layer="layout" svg:x1="10.235cm" svg:y1="9.825cm" svg:x2="10.348cm" svg:y2="9.95cm">
            <text:p/>
          </draw:line>
          <draw:line draw:style-name="gr6" draw:text-style-name="P5" draw:layer="layout" svg:x1="9.841cm" svg:y1="9.379cm" svg:x2="9.982cm" svg:y2="9.324cm">
            <text:p/>
          </draw:line>
          <draw:line draw:style-name="gr6" draw:text-style-name="P5" draw:layer="layout" svg:x1="9.822cm" svg:y1="9.612cm" svg:x2="9.975cm" svg:y2="9.316cm">
            <text:p/>
          </draw:line>
          <draw:line draw:style-name="gr6" draw:text-style-name="P5" draw:layer="layout" svg:x1="9.83cm" svg:y1="9.62cm" svg:x2="10.141cm" svg:y2="9.499cm">
            <text:p/>
          </draw:line>
          <draw:line draw:style-name="gr6" draw:text-style-name="P5" draw:layer="layout" svg:x1="9.995cm" svg:y1="9.803cm" svg:x2="10.148cm" svg:y2="9.507cm">
            <text:p/>
          </draw:line>
          <draw:line draw:style-name="gr6" draw:text-style-name="P5" draw:layer="layout" svg:x1="10.002cm" svg:y1="9.811cm" svg:x2="10.313cm" svg:y2="9.69cm">
            <text:p/>
          </draw:line>
          <draw:line draw:style-name="gr6" draw:text-style-name="P5" draw:layer="layout" svg:x1="10.25cm" svg:y1="9.833cm" svg:x2="10.32cm" svg:y2="9.698cm">
            <text:p/>
          </draw:line>
          <draw:line draw:style-name="gr7" draw:text-style-name="P5" draw:layer="layout" svg:x1="10.369cm" svg:y1="9.974cm" svg:x2="10.482cm" svg:y2="10.099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20:29.606410726</meta:creation-date>
    <meta:generator>LibreOffice/7.5.9.2$Linux_X86_64 LibreOffice_project/50$Build-2</meta:generator>
    <dc:date>2024-07-08T21:29:48.376863180</dc:date>
    <meta:editing-duration>PT9M20S</meta:editing-duration>
    <meta:editing-cycles>1</meta:editing-cycles>
    <meta:document-statistic meta:object-count="19"/>
  </office:meta>
</office:document-meta>
</file>